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MOS PHONEGAP<text:line-break/>sudo npm install -g phonegap<text:line-break/>CREAMOS EL PROYECTO<text:line-break/>phonegap create hello2<text:line-break/>NOS MOVEMOS A LA CARPETA DONDE SE CREO EL PROYECTO<text:line-break/>cd hello2<text:line-break/>AGREGAMOS LA PALTAFORM (EN ESTE CASO ANDROID)<text:line-break/>phonegap platform add android<text:line-break/>ARRANCAMOS EL SERVIDOR PARA VER EL PROYECTO EN NUESTRO TELEFONO<text:line-break/>phonegap ser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WenQuanYi Micro Hei" style:font-family-asian="'WenQuanYi Micro Hei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WenQuanYi Micro Hei" style:font-family-asian="'WenQuanYi Micro Hei'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enQuanYi Micro Hei" style:font-family-asian="'WenQuanYi Micro Hei'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2:32:09.294664362</meta:creation-date>
    <dc:date>2017-01-16T12:34:41.282299856</dc:date>
    <meta:editing-duration>PT2M32S</meta:editing-duration>
    <meta:editing-cycles>1</meta:editing-cycles>
    <meta:document-statistic meta:table-count="0" meta:image-count="0" meta:object-count="0" meta:page-count="1" meta:paragraph-count="1" meta:word-count="48" meta:character-count="307" meta:non-whitespace-character-count="260"/>
    <meta:generator>LibreOffice/5.1.4.2$Linux_X86_64 LibreOffice_project/10m0$Build-2</meta:generator>
  </office:meta>
</office:document-meta>
</file>